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4000000C8DBC5F0FA80E1EB06.png" manifest:media-type="image/png"/>
  <manifest:file-entry manifest:full-path="Pictures/1000020100000284000000C8B7313334BAA0AB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opacity="15%" draw:textarea-horizontal-align="justify" draw:textarea-vertical-align="middle" draw:auto-grow-height="false" fo:min-height="8.15cm" fo:min-width="15.9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3" style:family="graphic" style:parent-style-name="standard">
      <style:graphic-properties draw:stroke="solid" draw:stroke-dash="Dot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8" style:family="graphic" style:parent-style-name="objectwithoutfill">
      <style:graphic-properties draw:stroke="solid" draw:stroke-dash="Long_20_Dash" svg:stroke-width="0.018cm" svg:stroke-color="#000000" draw:marker-start-width="0.227cm" draw:marker-end="Arrow" draw:marker-end-width="0.227cm" draw:fill="solid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stroke-dash="Long_20_Dash"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25cm" fo:min-width="0.101cm"/>
    </style:style>
    <style:style style:name="gr11" style:family="graphic" style:parent-style-name="standard">
      <style:graphic-properties draw:fill-color="#dde8cb" draw:opacity="97%" draw:textarea-horizontal-align="justify" draw:textarea-vertical-align="middle" draw:auto-grow-height="false" fo:min-height="0.386cm" fo:min-width="0.101cm"/>
      <style:paragraph-properties style:writing-mode="lr-tb"/>
    </style:style>
    <style:style style:name="gr12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b66c" draw:textarea-horizontal-align="justify" draw:textarea-vertical-align="middle" draw:auto-grow-height="false" fo:min-height="1.207cm" fo:min-width="1.462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15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37cm" fo:min-width="0.073cm"/>
      <style:paragraph-properties style:writing-mode="lr-tb"/>
    </style:style>
    <style:style style:name="gr16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349cm" fo:min-width="0.07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9" style:family="graphic" style:parent-style-name="Objet_20_sans_20_remplissage_20_et_20_sans_20_lig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d4ea6b" draw:opacity="97%" draw:textarea-horizontal-align="justify" draw:textarea-vertical-align="middle" draw:auto-grow-height="false" fo:min-height="1.162cm" fo:min-width="0.801cm"/>
      <style:paragraph-properties style:writing-mode="lr-tb"/>
    </style:style>
    <style:style style:name="gr21" style:family="graphic" style:parent-style-name="standard">
      <style:graphic-properties svg:stroke-color="#000000" draw:fill="solid" draw:fill-color="#dde8cb" draw:opacity="97%" draw:textarea-horizontal-align="justify" draw:textarea-vertical-align="middle" draw:auto-grow-height="false" fo:min-height="1.145cm" fo:min-width="0.801cm"/>
      <style:paragraph-properties style:writing-mode="lr-tb"/>
    </style:style>
    <style:style style:name="gr22" style:family="graphic" style:parent-style-name="objectwithoutfill">
      <style:graphic-properties svg:stroke-width="0.018cm" svg:stroke-color="#000000" draw:marker-start-width="0.227cm" draw:marker-end-width="0.227cm" draw:fill="solid" draw:fill-color="#dde8cb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cm"/>
      <style:paragraph-properties style:writing-mode="lr-tb"/>
    </style:style>
    <style:style style:name="gr25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2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1.128cm" fo:min-width="0.801cm"/>
      <style:paragraph-properties style:writing-mode="lr-tb"/>
    </style:style>
    <style:style style:name="gr28" style:family="graphic" style:parent-style-name="objectwithoutfill">
      <style:graphic-properties svg:stroke-width="0.018cm" svg:stroke-color="#2a6099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e0c2cd" draw:opacity="61%" draw:textarea-horizontal-align="justify" draw:textarea-vertical-align="middle" draw:auto-grow-height="false" fo:min-height="1.9cm" fo:min-width="2.342cm" fo:padding-top="0.151cm" fo:padding-bottom="0.151cm" fo:padding-left="0.276cm" fo:padding-right="0.276cm" draw:shadow="hidden" draw:shadow-offset-x="0.071cm" draw:shadow-offset-y="0.071cm"/>
      <style:paragraph-properties style:writing-mode="lr-tb"/>
    </style:style>
    <style:style style:name="gr30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637cm" fo:min-width="0.325cm"/>
      <style:paragraph-properties style:writing-mode="lr-tb"/>
    </style:style>
    <style:style style:name="gr31" style:family="graphic" style:parent-style-name="standard">
      <style:graphic-properties svg:stroke-color="#000000" draw:fill-color="#dde8cb" draw:opacity="97%" draw:textarea-horizontal-align="justify" draw:textarea-vertical-align="middle" draw:auto-grow-height="false" fo:min-height="0.603cm" fo:min-width="0.32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  <style:paragraph-properties style:writing-mode="lr-tb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3.75cm" fo:min-width="19.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6" style:family="graphic" style:parent-style-name="objectwithoutfill">
      <style:graphic-properties svg:stroke-width="0.018cm" svg:stroke-color="#2a6099" draw:marker-start-width="0.227cm" draw:marker-end-width="0.227cm" draw:fill="solid" draw:fill-color="#800080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svg:stroke-width="0.018cm" svg:stroke-color="#000000" draw:marker-start-width="0.227cm" draw:marker-end-width="0.227cm" draw:fill="solid" draw:fill-color="#800080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6cm"/>
      <style:paragraph-properties style:writing-mode="lr-tb"/>
    </style:style>
    <style:style style:name="gr3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322cm" fo:min-width="4.472cm" fo:padding-top="0.139cm" fo:padding-bottom="0.139cm" fo:padding-left="0.264cm" fo:padding-right="0.26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  <style:paragraph-properties style:writing-mode="lr-tb"/>
    </style:style>
    <style:style style:name="gr44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46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  <style:paragraph-properties style:writing-mode="lr-tb"/>
    </style:style>
    <style:style style:name="gr48" style:family="graphic" style:parent-style-name="objectwithoutfill">
      <style:graphic-properties svg:stroke-width="0.106cm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5983b0"/>
      <style:paragraph-properties fo:text-align="center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style:paragraph-properties fo:text-align="start" style:writing-mode="lr-tb"/>
      <style:text-properties fo:font-size="6pt" style:font-size-asian="6pt" style:font-size-complex="6pt"/>
    </style:style>
    <style:style style:name="P10" style:family="paragraph">
      <loext:graphic-properties draw:fill-color="#dde8cb" draw:opacity="97%"/>
      <style:paragraph-properties fo:text-align="start" style:writing-mode="lr-tb"/>
      <style:text-properties fo:font-size="6pt" style:font-size-asian="6pt" style:font-size-complex="6pt"/>
    </style:style>
    <style:style style:name="P11" style:family="paragraph">
      <loext:graphic-properties draw:fill-color="#ffb66c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fo:color="#000000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-color="#d4ea6b" draw:opacity="97%"/>
      <style:paragraph-properties fo:text-align="start" style:writing-mode="lr-tb"/>
      <style:text-properties fo:font-size="6pt" style:font-size-asian="6pt" style:font-size-complex="6pt"/>
    </style:style>
    <style:style style:name="P17" style:family="paragraph">
      <loext:graphic-properties draw:fill="solid" draw:fill-color="#dde8cb" draw:opacity="97%"/>
      <style:paragraph-properties fo:text-align="start" style:writing-mode="lr-tb"/>
      <style:text-properties fo:font-size="6pt" style:font-size-asian="6pt" style:font-size-complex="6pt"/>
    </style:style>
    <style:style style:name="P18" style:family="paragraph">
      <loext:graphic-properties draw:fill="solid" draw:fill-color="#dde8cb"/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-color="#77bc65" draw:opacity="100%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e0c2cd" draw:opacity="61%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text-align="center"/>
      <style:text-properties fo:color="#000000" fo:font-size="14pt" style:font-size-asian="14pt" style:font-size-complex="14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000000"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800080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9pt" style:font-size-asian="9pt" style:font-size-complex="9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6.4cm" svg:height="8.4cm" svg:x="4.6cm" svg:y="5.8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3" draw:id="id3" draw:layer="layout" svg:width="2.901cm" svg:height="1.251cm" svg:x="6.173cm" svg:y="7.726cm">
          <draw:text-box>
            <text:p text:style-name="P2"><text:span text:style-name="T1">H</text:span><text:span text:style-name="T1">M</text:span><text:span text:style-name="T1">M</text:span><text:span text:style-name="T1"> </text:span><text:span text:style-name="T1">b</text:span><text:span text:style-name="T1">u</text:span><text:span text:style-name="T1">i</text:span><text:span text:style-name="T1">l</text:span><text:span text:style-name="T1">d</text:span><text:span text:style-name="T1">i</text:span><text:span text:style-name="T1">n</text:span><text:span text:style-name="T1">g</text:span></text:p>
          </draw:text-box>
        </draw:frame>
        <draw:frame draw:style-name="gr3" draw:text-style-name="P3" xml:id="id4" draw:id="id4" draw:layer="layout" svg:width="3.648cm" svg:height="1.251cm" svg:x="5.799cm" svg:y="11.158cm">
          <draw:text-box>
            <text:p text:style-name="P2"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 </text:span><text:span text:style-name="T1">e</text:span><text:span text:style-name="T1">n</text:span><text:span text:style-name="T1">r</text:span><text:span text:style-name="T1">i</text:span><text:span text:style-name="T1">c</text:span><text:span text:style-name="T1">h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4" draw:text-style-name="P4" xml:id="id1" draw:id="id1" draw:layer="layout" svg:width="2.499cm" svg:height="0.569cm" svg:x="6.35cm" svg:y="13.6cm">
          <draw:text-box>
            <text:p text:style-name="P2"><text:span text:style-name="T2">X-</text:span><text:span text:style-name="T2">e</text:span><text:span text:style-name="T2">nr</text:span><text:span text:style-name="T2">ic</text:span><text:span text:style-name="T2">h</text:span><text:span text:style-name="T2">e</text:span><text:span text:style-name="T2">d.</text:span><text:span text:style-name="T2">fa</text:span></text:p>
          </draw:text-box>
        </draw:frame>
        <draw:connector draw:style-name="gr5" draw:text-style-name="P5" draw:layer="layout" svg:x1="8.849cm" svg:y1="13.884cm" svg:x2="13cm" svg:y2="11.449cm" draw:start-shape="id1" draw:start-glue-point="1" draw:end-shape="id2" draw:end-glue-point="2" svg:d="M8849 13884h4151v-2435" svg:viewBox="0 0 4152 2436">
          <text:p/>
        </draw:connector>
        <draw:connector draw:style-name="gr5" draw:text-style-name="P5" draw:layer="layout" draw:line-skew="-0.6cm" svg:x1="13cm" svg:y1="9.05cm" svg:x2="7.623cm" svg:y2="7.726cm" draw:start-shape="id2" draw:start-glue-point="0" draw:end-shape="id3" draw:end-glue-point="0" svg:d="M13000 9050v-2451h-5377v1127" svg:viewBox="0 0 5378 2452">
          <text:p/>
        </draw:connector>
        <draw:connector draw:style-name="gr5" draw:text-style-name="P5" draw:layer="layout" draw:type="line" svg:x1="7.623cm" svg:y1="8.977cm" svg:x2="7.623cm" svg:y2="11.158cm" draw:start-shape="id3" draw:start-glue-point="2" draw:end-shape="id4" draw:end-glue-point="0" svg:d="M7623 8977v2181" svg:viewBox="0 0 1 2182">
          <text:p/>
        </draw:connector>
        <draw:connector draw:style-name="gr5" draw:text-style-name="P5" draw:layer="layout" draw:type="line" svg:x1="7.623cm" svg:y1="12.409cm" svg:x2="7.599cm" svg:y2="13.6cm" draw:start-shape="id4" draw:start-glue-point="2" draw:end-shape="id1" draw:end-glue-point="0" svg:d="M7623 12409l-24 1191" svg:viewBox="0 0 25 1192">
          <text:p/>
        </draw:connector>
        <draw:frame draw:style-name="gr6" draw:text-style-name="P6" draw:layer="layout" svg:width="1.409cm" svg:height="0.725cm" svg:x="11.637cm" svg:y="7.408cm">
          <draw:text-box>
            <text:p text:style-name="P2"><text:span text:style-name="T3">N</text:span><text:span text:style-name="T3">O</text:span></text:p>
          </draw:text-box>
        </draw:frame>
        <draw:connector draw:style-name="gr5" draw:text-style-name="P5" draw:layer="layout" draw:type="line" svg:x1="14.6cm" svg:y1="10.249cm" svg:x2="17.198cm" svg:y2="10.229cm" draw:start-shape="id2" draw:start-glue-point="1" draw:end-shape="id5" draw:end-glue-point="3" svg:d="M14600 10249l2598-20" svg:viewBox="0 0 2599 21">
          <text:p/>
        </draw:connector>
        <draw:frame draw:style-name="gr6" draw:text-style-name="P6" draw:layer="layout" svg:width="1.907cm" svg:height="0.725cm" svg:x="14.769cm" svg:y="9.432cm">
          <draw:text-box>
            <text:p text:style-name="P2"><text:span text:style-name="T3">Y</text:span><text:span text:style-name="T3">E</text:span><text:span text:style-name="T3">S</text:span></text:p>
          </draw:text-box>
        </draw:frame>
        <draw:frame draw:style-name="gr2" draw:text-style-name="P3" xml:id="id5" draw:id="id5" draw:layer="layout" svg:width="2.901cm" svg:height="1.251cm" svg:x="17.198cm" svg:y="9.604cm">
          <draw:text-box>
            <text:p text:style-name="P2"><text:span text:style-name="T1">H</text:span><text:span text:style-name="T1">M</text:span><text:span text:style-name="T1">M </text:span><text:span text:style-name="T1">b</text:span><text:span text:style-name="T1">ui</text:span><text:span text:style-name="T1">ld</text:span><text:span text:style-name="T1">in</text:span><text:span text:style-name="T1">g</text:span></text:p>
          </draw:text-box>
        </draw:frame>
        <draw:frame draw:style-name="gr7" draw:text-style-name="P7" draw:layer="layout" svg:width="1.659cm" svg:height="0.607cm" svg:x="7.641cm" svg:y="9.816cm">
          <draw:text-box>
            <text:p text:style-name="P2"><text:span text:style-name="T4">X</text:span><text:span text:style-name="T4">.</text:span><text:span text:style-name="T4">h</text:span><text:span text:style-name="T4">m</text:span><text:span text:style-name="T4">m</text:span></text:p>
          </draw:text-box>
        </draw:frame>
        <draw:connector draw:style-name="gr8" draw:text-style-name="P5" draw:layer="layout" draw:type="line" svg:x1="3.501cm" svg:y1="11.803cm" svg:x2="5.799cm" svg:y2="11.783cm" draw:end-shape="id4" draw:end-glue-point="3" svg:d="M3501 11803l2298-20" svg:viewBox="0 0 2299 21">
          <text:p/>
        </draw:connector>
        <draw:connector draw:style-name="gr9" draw:text-style-name="P5" draw:layer="layout" draw:type="line" svg:x1="18.648cm" svg:y1="10.855cm" svg:x2="18.6cm" svg:y2="15.8cm" draw:start-shape="id5" draw:start-glue-point="2" draw:end-shape="id6" draw:end-glue-point="0" svg:d="M18648 10855l-48 4945" svg:viewBox="0 0 49 4946">
          <text:p/>
        </draw:connector>
        <draw:custom-shape draw:style-name="gr10" draw:text-style-name="P8" draw:layer="layout" svg:width="0.6cm" svg:height="0.8cm" draw:transform="rotate (1.5707963267949) translate (4.202cm 12.05cm)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8" draw:layer="layout" svg:width="0.6cm" svg:height="0.799cm" svg:x="18.302cm" svg:y="13.801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1" draw:text-style-name="P10" draw:layer="layout" svg:width="0.6cm" svg:height="0.72cm" svg:x="8.1cm" svg:y="12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8.2cm" svg:y1="12.834cm" svg:x2="8.6cm" svg:y2="12.834cm">
            <text:p/>
          </draw:line>
          <draw:line draw:style-name="gr12" draw:text-style-name="P5" draw:layer="layout" svg:x1="8.2cm" svg:y1="12.879cm" svg:x2="8.6cm" svg:y2="12.879cm">
            <text:p/>
          </draw:line>
          <draw:line draw:style-name="gr12" draw:text-style-name="P5" draw:layer="layout" svg:x1="8.2cm" svg:y1="12.924cm" svg:x2="8.6cm" svg:y2="12.924cm">
            <text:p/>
          </draw:line>
          <draw:line draw:style-name="gr12" draw:text-style-name="P5" draw:layer="layout" svg:x1="8.2cm" svg:y1="12.969cm" svg:x2="8.6cm" svg:y2="12.969cm">
            <text:p/>
          </draw:line>
          <draw:line draw:style-name="gr13" draw:text-style-name="P5" draw:layer="layout" svg:x1="8.2cm" svg:y1="13.014cm" svg:x2="8.6cm" svg:y2="13.014cm">
            <text:p/>
          </draw:line>
          <draw:line draw:style-name="gr13" draw:text-style-name="P5" draw:layer="layout" svg:x1="8.2cm" svg:y1="13.059cm" svg:x2="8.6cm" svg:y2="13.059cm">
            <text:p/>
          </draw:line>
          <draw:line draw:style-name="gr13" draw:text-style-name="P5" draw:layer="layout" svg:x1="8.2cm" svg:y1="13.104cm" svg:x2="8.6cm" svg:y2="13.104cm">
            <text:p/>
          </draw:line>
          <draw:line draw:style-name="gr13" draw:text-style-name="P5" draw:layer="layout" svg:x1="8.2cm" svg:y1="13.149cm" svg:x2="8.6cm" svg:y2="13.149cm">
            <text:p/>
          </draw:line>
        </draw:g>
        <draw:g xml:id="id2" draw:id="id2">
          <draw:custom-shape draw:style-name="gr14" draw:text-style-name="P11" draw:layer="layout" svg:width="3.2cm" svg:height="2.399cm" svg:x="11.4cm" svg:y="9.05cm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>
            <draw:g>
              <draw:custom-shape draw:style-name="gr15" draw:text-style-name="P10" draw:layer="layout" svg:width="0.572cm" svg:height="0.702cm" svg:x="13.246cm" svg:y="10.329cm">
                <text:p text:style-name="P9"><text:span text:style-name="T5"/></text:p>
                <text:p text:style-name="P9"><text:span text:style-name="T5"><text:line-break/></text:span><text:span text:style-name="T5"><text:line-break/></text:span><text:span text:style-name="T5"/></text:p>
  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12" draw:text-style-name="P5" draw:layer="layout" svg:x1="13.341cm" svg:y1="10.461cm" svg:x2="13.722cm" svg:y2="10.461cm">
                <text:p/>
              </draw:line>
              <draw:line draw:style-name="gr12" draw:text-style-name="P5" draw:layer="layout" svg:x1="13.341cm" svg:y1="10.505cm" svg:x2="13.722cm" svg:y2="10.505cm">
                <text:p/>
              </draw:line>
              <draw:line draw:style-name="gr12" draw:text-style-name="P5" draw:layer="layout" svg:x1="13.341cm" svg:y1="10.549cm" svg:x2="13.722cm" svg:y2="10.549cm">
                <text:p/>
              </draw:line>
              <draw:line draw:style-name="gr12" draw:text-style-name="P5" draw:layer="layout" svg:x1="13.341cm" svg:y1="10.592cm" svg:x2="13.722cm" svg:y2="10.592cm">
                <text:p/>
              </draw:line>
              <draw:custom-shape draw:style-name="gr16" draw:text-style-name="P10" draw:layer="layout" svg:width="0.572cm" svg:height="0.678cm" svg:x="12.07cm" svg:y="10.329cm">
                <text:p text:style-name="P9"><text:span text:style-name="T5"/></text:p>
                <text:p text:style-name="P9"><text:span text:style-name="T5"><text:line-break/></text:span><text:span text:style-name="T5"><text:line-break/></text:span><text:span text:style-name="T5"/></text:p>
  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12" draw:text-style-name="P5" draw:layer="layout" svg:x1="12.196cm" svg:y1="10.456cm" svg:x2="12.577cm" svg:y2="10.456cm">
                <text:p/>
              </draw:line>
              <draw:line draw:style-name="gr12" draw:text-style-name="P5" draw:layer="layout" svg:x1="12.196cm" svg:y1="10.498cm" svg:x2="12.577cm" svg:y2="10.498cm">
                <text:p/>
              </draw:line>
              <draw:line draw:style-name="gr12" draw:text-style-name="P5" draw:layer="layout" svg:x1="12.196cm" svg:y1="10.54cm" svg:x2="12.577cm" svg:y2="10.54cm">
                <text:p/>
              </draw:line>
              <draw:line draw:style-name="gr12" draw:text-style-name="P5" draw:layer="layout" svg:x1="12.196cm" svg:y1="10.583cm" svg:x2="12.577cm" svg:y2="10.583cm">
                <text:p/>
              </draw:line>
              <draw:line draw:style-name="gr13" draw:text-style-name="P5" draw:layer="layout" svg:x1="12.196cm" svg:y1="10.625cm" svg:x2="12.577cm" svg:y2="10.625cm">
                <text:p/>
              </draw:line>
              <draw:line draw:style-name="gr13" draw:text-style-name="P5" draw:layer="layout" svg:x1="12.196cm" svg:y1="10.668cm" svg:x2="12.577cm" svg:y2="10.668cm">
                <text:p/>
              </draw:line>
              <draw:line draw:style-name="gr13" draw:text-style-name="P5" draw:layer="layout" svg:x1="12.196cm" svg:y1="10.71cm" svg:x2="12.577cm" svg:y2="10.71cm">
                <text:p/>
              </draw:line>
              <draw:line draw:style-name="gr13" draw:text-style-name="P5" draw:layer="layout" svg:x1="12.196cm" svg:y1="10.752cm" svg:x2="12.577cm" svg:y2="10.752cm">
                <text:p/>
              </draw:line>
              <draw:frame draw:style-name="gr17" draw:text-style-name="P13" draw:layer="layout" svg:width="0.686cm" svg:height="0.729cm" svg:x="12.558cm" svg:y="10.328cm">
                <draw:text-box>
                  <text:p text:style-name="P12"><text:span text:style-name="T6">=</text:span></text:p>
                </draw:text-box>
              </draw:frame>
              <draw:frame draw:style-name="gr17" draw:text-style-name="P13" draw:layer="layout" svg:width="0.8cm" svg:height="0.729cm" svg:x="13.702cm" svg:y="10.329cm">
                <draw:text-box>
                  <text:p text:style-name="P12"><text:span text:style-name="T6">?</text:span></text:p>
                </draw:text-box>
              </draw:frame>
            </draw:g>
            <draw:frame draw:style-name="gr18" draw:text-style-name="P13" draw:layer="layout" svg:width="2.9cm" svg:height="0.645cm" svg:x="11.6cm" svg:y="9.55cm">
              <draw:text-box>
                <text:p text:style-name="P12"><text:span text:style-name="T6">C</text:span><text:span text:style-name="T6">o</text:span><text:span text:style-name="T6">n</text:span><text:span text:style-name="T6">v</text:span><text:span text:style-name="T6">e</text:span><text:span text:style-name="T6">r</text:span><text:span text:style-name="T6">g</text:span><text:span text:style-name="T6">e</text:span><text:span text:style-name="T6">n</text:span><text:span text:style-name="T6">c</text:span><text:span text:style-name="T6">e</text:span></text:p>
              </draw:text-box>
            </draw:frame>
          </draw:g>
        </draw:g>
        <draw:frame draw:style-name="gr19" draw:text-style-name="P14" draw:layer="layout" svg:width="2cm" svg:height="0.9cm" svg:x="7.901cm" svg:y="9.399cm">
          <draw:image xlink:href="Pictures/1000020100000284000000C8B7313334BAA0ABDF.png" xlink:type="simple" xlink:show="embed" xlink:actuate="onLoad" loext:mime-type="image/png">
            <text:p/>
          </draw:image>
        </draw:frame>
        <draw:frame draw:style-name="gr19" draw:text-style-name="P14" xml:id="id6" draw:id="id6" draw:layer="layout" svg:width="3cm" svg:height="1.26cm" svg:x="17.1cm" svg:y="15.8cm">
          <draw:image xlink:href="Pictures/1000020100000284000000C8DBC5F0FA80E1EB06.png" xlink:type="simple" xlink:show="embed" xlink:actuate="onLoad" loext:mime-type="image/png">
            <text:p/>
          </draw:image>
        </draw:frame>
        <draw:frame draw:style-name="gr18" draw:text-style-name="P15" draw:layer="layout" svg:width="4cm" svg:height="0.645cm" svg:x="16.601cm" svg:y="17.059cm">
          <draw:text-box>
            <text:p text:style-name="P2"><text:span text:style-name="T7">X</text:span><text:span text:style-name="T7">-</text:span><text:span text:style-name="T7">e</text:span><text:span text:style-name="T7">n</text:span><text:span text:style-name="T7">r</text:span><text:span text:style-name="T7">i</text:span><text:span text:style-name="T7">c</text:span><text:span text:style-name="T7">h</text:span><text:span text:style-name="T7">e</text:span><text:span text:style-name="T7">d</text:span><text:span text:style-name="T7">.</text:span><text:span text:style-name="T7">h</text:span><text:span text:style-name="T7">m</text:span><text:span text:style-name="T7">m</text:span></text:p>
          </draw:text-box>
        </draw:frame>
        <draw:g>
          <draw:custom-shape draw:style-name="gr20" draw:text-style-name="P16" draw:layer="layout" svg:width="1.3cm" svg:height="1.599cm" svg:x="1.602cm" svg:y="11.0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.818cm" svg:y1="11.301cm" svg:x2="2.685cm" svg:y2="11.301cm">
            <text:p/>
          </draw:line>
          <draw:line draw:style-name="gr13" draw:text-style-name="P5" draw:layer="layout" svg:x1="1.818cm" svg:y1="11.401cm" svg:x2="2.685cm" svg:y2="11.401cm">
            <text:p/>
          </draw:line>
          <draw:line draw:style-name="gr13" draw:text-style-name="P5" draw:layer="layout" svg:x1="1.818cm" svg:y1="11.501cm" svg:x2="2.685cm" svg:y2="11.501cm">
            <text:p/>
          </draw:line>
          <draw:line draw:style-name="gr13" draw:text-style-name="P5" draw:layer="layout" svg:x1="1.818cm" svg:y1="11.601cm" svg:x2="2.685cm" svg:y2="11.601cm">
            <text:p/>
          </draw:line>
          <draw:line draw:style-name="gr13" draw:text-style-name="P5" draw:layer="layout" svg:x1="1.818cm" svg:y1="11.703cm" svg:x2="2.685cm" svg:y2="11.703cm">
            <text:p/>
          </draw:line>
          <draw:line draw:style-name="gr13" draw:text-style-name="P5" draw:layer="layout" svg:x1="1.818cm" svg:y1="11.803cm" svg:x2="2.685cm" svg:y2="11.803cm">
            <text:p/>
          </draw:line>
          <draw:line draw:style-name="gr13" draw:text-style-name="P5" draw:layer="layout" svg:x1="1.818cm" svg:y1="11.903cm" svg:x2="2.685cm" svg:y2="11.903cm">
            <text:p/>
          </draw:line>
          <draw:line draw:style-name="gr13" draw:text-style-name="P5" draw:layer="layout" svg:x1="1.818cm" svg:y1="12.003cm" svg:x2="2.685cm" svg:y2="12.003cm">
            <text:p/>
          </draw:line>
          <draw:line draw:style-name="gr13" draw:text-style-name="P5" draw:layer="layout" svg:x1="1.818cm" svg:y1="12.101cm" svg:x2="2.685cm" svg:y2="12.101cm">
            <text:p/>
          </draw:line>
          <draw:line draw:style-name="gr13" draw:text-style-name="P5" draw:layer="layout" svg:x1="1.818cm" svg:y1="12.201cm" svg:x2="2.685cm" svg:y2="12.201cm">
            <text:p/>
          </draw:line>
          <draw:line draw:style-name="gr13" draw:text-style-name="P5" draw:layer="layout" svg:x1="1.818cm" svg:y1="12.301cm" svg:x2="2.685cm" svg:y2="12.301cm">
            <text:p/>
          </draw:line>
          <draw:line draw:style-name="gr13" draw:text-style-name="P5" draw:layer="layout" svg:x1="1.818cm" svg:y1="12.401cm" svg:x2="2.685cm" svg:y2="12.401cm">
            <text:p/>
          </draw:line>
        </draw:g>
        <draw:g>
          <draw:g>
            <draw:custom-shape draw:style-name="gr21" draw:text-style-name="P17" draw:layer="layout" svg:width="1.3cm" svg:height="1.58cm" svg:x="6.951cm" svg:y="2.4cm">
              <text:p text:style-name="P9"><text:span text:style-name="T5"/></text:p>
              <text:p text:style-name="P9"><text:span text:style-name="T5"><text:line-break/></text:span><text:span text:style-name="T5"><text:line-break/></text:span><text:span text:style-name="T5"/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22" draw:text-style-name="P18" draw:layer="layout" svg:x1="7.168cm" svg:y1="2.696cm" svg:x2="8.035cm" svg:y2="2.696cm">
              <text:p/>
            </draw:line>
            <draw:line draw:style-name="gr22" draw:text-style-name="P18" draw:layer="layout" svg:x1="7.168cm" svg:y1="2.795cm" svg:x2="8.035cm" svg:y2="2.795cm">
              <text:p/>
            </draw:line>
            <draw:line draw:style-name="gr22" draw:text-style-name="P18" draw:layer="layout" svg:x1="7.168cm" svg:y1="2.894cm" svg:x2="8.035cm" svg:y2="2.894cm">
              <text:p/>
            </draw:line>
            <draw:line draw:style-name="gr22" draw:text-style-name="P18" draw:layer="layout" svg:x1="7.168cm" svg:y1="2.993cm" svg:x2="8.035cm" svg:y2="2.993cm">
              <text:p/>
            </draw:line>
          </draw:g>
        </draw:g>
        <draw:connector draw:style-name="gr23" draw:text-style-name="P5" draw:layer="layout" draw:type="line" svg:x1="7.629cm" svg:y1="4.277cm" svg:x2="7.623cm" svg:y2="7.726cm" draw:end-shape="id3" draw:end-glue-point="0" svg:d="M7629 4277l-6 3449" svg:viewBox="0 0 7 3450">
          <text:p/>
        </draw:connector>
        <draw:custom-shape draw:style-name="gr10" draw:text-style-name="P8" draw:layer="layout" svg:width="0.6cm" svg:height="0.799cm" svg:x="7.3cm" svg:y="5.4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4" draw:layer="layout" svg:width="1.699cm" svg:height="0.645cm" svg:x="8.001cm" svg:y="10.261cm">
          <draw:text-box>
            <text:p text:style-name="P2"><text:span text:style-name="T2">X</text:span><text:span text:style-name="T2">.</text:span><text:span text:style-name="T2">h</text:span><text:span text:style-name="T2">m</text:span><text:span text:style-name="T2">m</text:span></text:p>
          </draw:text-box>
        </draw:frame>
        <draw:custom-shape draw:style-name="gr24" draw:text-style-name="P19" draw:layer="layout" svg:width="0.8cm" svg:height="0.5cm" svg:x="7.6cm" svg:y="3.6cm">
          <text:p text:style-name="P2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7.085cm" svg:y1="2.1cm" svg:x2="8.017cm" svg:y2="2.1cm">
          <text:p/>
        </draw:line>
        <draw:custom-shape draw:style-name="gr25" draw:text-style-name="P20" draw:layer="layout" svg:width="0.7cm" svg:height="0.2cm" svg:x="7.204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8cm" svg:height="0.5cm" svg:x="2.3cm" svg:y="12.25cm">
          <text:p text:style-name="P2"><text:span text:style-name="T7">F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6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3" xml:id="id9" draw:id="id9" draw:layer="layout" svg:width="2.901cm" svg:height="1.251cm" svg:x="4.973cm" svg:y="8.226cm">
          <draw:text-box>
            <text:p text:style-name="P2"><text:span text:style-name="T1">H</text:span><text:span text:style-name="T1">M</text:span><text:span text:style-name="T1">M </text:span><text:span text:style-name="T1">b</text:span><text:span text:style-name="T1">u</text:span><text:span text:style-name="T1">il</text:span><text:span text:style-name="T1">d</text:span><text:span text:style-name="T1">i</text:span><text:span text:style-name="T1">n</text:span><text:span text:style-name="T1">g</text:span></text:p>
          </draw:text-box>
        </draw:frame>
        <draw:frame draw:style-name="gr3" draw:text-style-name="P3" xml:id="id7" draw:id="id7" draw:layer="layout" svg:width="3.648cm" svg:height="1.251cm" svg:x="4.599cm" svg:y="11.558cm">
          <draw:text-box>
            <text:p text:style-name="P2"><text:span text:style-name="T1">Seq</text:span><text:span text:style-name="T1">uen</text:span><text:span text:style-name="T1">ce </text:span><text:span text:style-name="T1">enri</text:span><text:span text:style-name="T1">ch</text:span><text:span text:style-name="T1">me</text:span><text:span text:style-name="T1">nt</text:span></text:p>
          </draw:text-box>
        </draw:frame>
        <draw:connector draw:style-name="gr5" draw:text-style-name="P5" draw:layer="layout" draw:line-skew="2.464cm" svg:x1="6.423cm" svg:y1="12.809cm" svg:x2="12.8cm" svg:y2="12.65cm" draw:start-shape="id7" draw:start-glue-point="2" draw:end-shape="id8" draw:end-glue-point="6" svg:d="M6423 12809v2991h6377v-3150" svg:viewBox="0 0 6378 3151">
          <text:p/>
        </draw:connector>
        <draw:connector draw:style-name="gr5" draw:text-style-name="P5" draw:layer="layout" draw:line-skew="-1.099cm" svg:x1="12.8cm" svg:y1="9.15cm" svg:x2="6.423cm" svg:y2="8.226cm" draw:start-shape="id8" draw:start-glue-point="4" draw:end-shape="id9" draw:end-glue-point="0" svg:d="M12800 9150v-2550h-6377v1626" svg:viewBox="0 0 6378 2551">
          <text:p/>
        </draw:connector>
        <draw:connector draw:style-name="gr5" draw:text-style-name="P5" draw:layer="layout" draw:type="line" svg:x1="6.423cm" svg:y1="9.477cm" svg:x2="6.423cm" svg:y2="11.558cm" draw:start-shape="id9" draw:start-glue-point="2" draw:end-shape="id7" draw:end-glue-point="0" svg:d="M6423 9477v2081" svg:viewBox="0 0 1 2082">
          <text:p/>
        </draw:connector>
        <draw:frame draw:style-name="gr6" draw:text-style-name="P6" draw:layer="layout" svg:width="1.409cm" svg:height="0.725cm" svg:x="11.637cm" svg:y="7.508cm">
          <draw:text-box>
            <text:p text:style-name="P2"><text:span text:style-name="T3">NO</text:span></text:p>
          </draw:text-box>
        </draw:frame>
        <draw:frame draw:style-name="gr6" draw:text-style-name="P6" draw:layer="layout" svg:width="1.907cm" svg:height="0.725cm" svg:x="15.069cm" svg:y="10.032cm">
          <draw:text-box>
            <text:p text:style-name="P2"><text:span text:style-name="T3">YES</text:span></text:p>
          </draw:text-box>
        </draw:frame>
        <draw:frame draw:style-name="gr2" draw:text-style-name="P3" xml:id="id11" draw:id="id11" draw:layer="layout" svg:width="2.901cm" svg:height="1.251cm" svg:x="17.398cm" svg:y="10.27cm">
          <draw:text-box>
            <text:p text:style-name="P2"><text:span text:style-name="T1">HMM building</text:span></text:p>
          </draw:text-box>
        </draw:frame>
        <draw:connector draw:style-name="gr8" draw:text-style-name="P5" draw:layer="layout" draw:type="line" svg:x1="2.902cm" svg:y1="12.201cm" svg:x2="4.599cm" svg:y2="12.183cm" draw:start-shape="id10" draw:start-glue-point="1" draw:end-shape="id7" draw:end-glue-point="3" svg:d="M2902 12201l1697-18" svg:viewBox="0 0 1698 19">
          <text:p/>
        </draw:connector>
        <draw:g>
          <draw:custom-shape draw:style-name="gr27" draw:text-style-name="P10" draw:layer="layout" svg:width="1.3cm" svg:height="1.56cm" svg:x="6.8cm" svg:y="13.5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8" draw:text-style-name="P5" draw:layer="layout" svg:x1="7.017cm" svg:y1="13.79cm" svg:x2="7.884cm" svg:y2="13.79cm">
            <text:p/>
          </draw:line>
          <draw:line draw:style-name="gr28" draw:text-style-name="P5" draw:layer="layout" svg:x1="7.017cm" svg:y1="13.888cm" svg:x2="7.884cm" svg:y2="13.888cm">
            <text:p/>
          </draw:line>
          <draw:line draw:style-name="gr28" draw:text-style-name="P5" draw:layer="layout" svg:x1="7.017cm" svg:y1="13.985cm" svg:x2="7.884cm" svg:y2="13.985cm">
            <text:p/>
          </draw:line>
          <draw:line draw:style-name="gr28" draw:text-style-name="P5" draw:layer="layout" svg:x1="7.017cm" svg:y1="14.083cm" svg:x2="7.884cm" svg:y2="14.083cm">
            <text:p/>
          </draw:line>
          <draw:line draw:style-name="gr13" draw:text-style-name="P5" draw:layer="layout" svg:x1="7.017cm" svg:y1="14.18cm" svg:x2="7.884cm" svg:y2="14.18cm">
            <text:p/>
          </draw:line>
          <draw:line draw:style-name="gr13" draw:text-style-name="P5" draw:layer="layout" svg:x1="7.017cm" svg:y1="14.278cm" svg:x2="7.884cm" svg:y2="14.278cm">
            <text:p/>
          </draw:line>
          <draw:line draw:style-name="gr13" draw:text-style-name="P5" draw:layer="layout" svg:x1="7.017cm" svg:y1="14.375cm" svg:x2="7.884cm" svg:y2="14.375cm">
            <text:p/>
          </draw:line>
          <draw:line draw:style-name="gr13" draw:text-style-name="P5" draw:layer="layout" svg:x1="7.017cm" svg:y1="14.473cm" svg:x2="7.884cm" svg:y2="14.473cm">
            <text:p/>
          </draw:line>
        </draw:g>
        <draw:custom-shape draw:style-name="gr29" draw:text-style-name="P22" xml:id="id8" draw:id="id8" draw:layer="layout" svg:width="4.6cm" svg:height="3.5cm" svg:x="10.5cm" svg:y="9.15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30" draw:text-style-name="P10" draw:layer="layout" svg:width="0.824cm" svg:height="1.004cm" svg:x="13.158cm" svg:y="10.97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13.29cm" svg:y1="11.162cm" svg:x2="13.838cm" svg:y2="11.162cm">
            <text:p/>
          </draw:line>
          <draw:line draw:style-name="gr12" draw:text-style-name="P5" draw:layer="layout" svg:x1="13.29cm" svg:y1="11.224cm" svg:x2="13.838cm" svg:y2="11.224cm">
            <text:p/>
          </draw:line>
          <draw:line draw:style-name="gr12" draw:text-style-name="P5" draw:layer="layout" svg:x1="13.29cm" svg:y1="11.287cm" svg:x2="13.838cm" svg:y2="11.287cm">
            <text:p/>
          </draw:line>
          <draw:line draw:style-name="gr12" draw:text-style-name="P5" draw:layer="layout" svg:x1="13.29cm" svg:y1="11.348cm" svg:x2="13.838cm" svg:y2="11.348cm">
            <text:p/>
          </draw:line>
          <draw:custom-shape draw:style-name="gr31" draw:text-style-name="P10" draw:layer="layout" svg:width="0.824cm" svg:height="0.966cm" svg:x="11.464cm" svg:y="10.97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11.644cm" svg:y1="11.154cm" svg:x2="12.192cm" svg:y2="11.154cm">
            <text:p/>
          </draw:line>
          <draw:line draw:style-name="gr12" draw:text-style-name="P5" draw:layer="layout" svg:x1="11.644cm" svg:y1="11.214cm" svg:x2="12.192cm" svg:y2="11.214cm">
            <text:p/>
          </draw:line>
          <draw:line draw:style-name="gr12" draw:text-style-name="P5" draw:layer="layout" svg:x1="11.644cm" svg:y1="11.274cm" svg:x2="12.192cm" svg:y2="11.274cm">
            <text:p/>
          </draw:line>
          <draw:line draw:style-name="gr12" draw:text-style-name="P5" draw:layer="layout" svg:x1="11.644cm" svg:y1="11.335cm" svg:x2="12.192cm" svg:y2="11.335cm">
            <text:p/>
          </draw:line>
          <draw:line draw:style-name="gr13" draw:text-style-name="P5" draw:layer="layout" svg:x1="11.644cm" svg:y1="11.395cm" svg:x2="12.192cm" svg:y2="11.395cm">
            <text:p/>
          </draw:line>
          <draw:line draw:style-name="gr13" draw:text-style-name="P5" draw:layer="layout" svg:x1="11.644cm" svg:y1="11.457cm" svg:x2="12.192cm" svg:y2="11.457cm">
            <text:p/>
          </draw:line>
          <draw:line draw:style-name="gr13" draw:text-style-name="P5" draw:layer="layout" svg:x1="11.644cm" svg:y1="11.516cm" svg:x2="12.192cm" svg:y2="11.516cm">
            <text:p/>
          </draw:line>
          <draw:line draw:style-name="gr13" draw:text-style-name="P5" draw:layer="layout" svg:x1="11.644cm" svg:y1="11.576cm" svg:x2="12.192cm" svg:y2="11.576cm">
            <text:p/>
          </draw:line>
          <draw:frame draw:style-name="gr32" draw:text-style-name="P13" draw:layer="layout" svg:width="0.994cm" svg:height="1.044cm" svg:x="12.162cm" svg:y="10.971cm">
            <draw:text-box>
              <text:p text:style-name="P12"><text:span text:style-name="T6">=</text:span></text:p>
            </draw:text-box>
          </draw:frame>
          <draw:frame draw:style-name="gr32" draw:text-style-name="P13" draw:layer="layout" svg:width="1.15cm" svg:height="1.044cm" svg:x="13.81cm" svg:y="10.972cm">
            <draw:text-box>
              <text:p text:style-name="P12"><text:span text:style-name="T6">?</text:span></text:p>
            </draw:text-box>
          </draw:frame>
        </draw:g>
        <draw:frame draw:style-name="gr33" draw:text-style-name="P24" draw:layer="layout" svg:width="4.174cm" svg:height="0.91cm" svg:x="10.784cm" svg:y="9.868cm">
          <draw:text-box>
            <text:p text:style-name="P23"><text:span text:style-name="T8">Converg</text:span><text:span text:style-name="T8">ence</text:span></text:p>
          </draw:text-box>
        </draw:frame>
        <draw:custom-shape draw:style-name="gr34" draw:text-style-name="P14" draw:layer="layout" svg:width="20.2cm" svg:height="14cm" svg:x="0.6cm" svg:y="2.6cm">
          <text:p/>
          <draw:enhanced-geometry svg:viewBox="0 0 21600 21600" draw:type="rectangle" draw:enhanced-path="M 0 0 L 21600 0 21600 21600 0 21600 0 0 Z N"/>
        </draw:custom-shape>
        <draw:frame draw:style-name="gr35" draw:text-style-name="P25" draw:layer="layout" svg:width="3cm" svg:height="1.361cm" svg:x="0.8cm" svg:y="9.8cm">
          <draw:text-box>
            <text:p text:style-name="P2"><text:span text:style-name="T9">Prote</text:span><text:span text:style-name="T9">in </text:span></text:p>
            <text:p text:style-name="P2"><text:span text:style-name="T9">datab</text:span><text:span text:style-name="T9">ase</text:span></text:p>
          </draw:text-box>
        </draw:frame>
        <draw:g xml:id="id10" draw:id="id10">
          <draw:custom-shape draw:style-name="gr20" draw:text-style-name="P16" draw:layer="layout" svg:width="1.3cm" svg:height="1.599cm" svg:x="1.602cm" svg:y="11.402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3" draw:text-style-name="P5" draw:layer="layout" svg:x1="1.818cm" svg:y1="11.701cm" svg:x2="2.685cm" svg:y2="11.701cm">
            <text:p/>
          </draw:line>
          <draw:line draw:style-name="gr13" draw:text-style-name="P5" draw:layer="layout" svg:x1="1.818cm" svg:y1="11.801cm" svg:x2="2.685cm" svg:y2="11.801cm">
            <text:p/>
          </draw:line>
          <draw:line draw:style-name="gr13" draw:text-style-name="P5" draw:layer="layout" svg:x1="1.818cm" svg:y1="11.901cm" svg:x2="2.685cm" svg:y2="11.901cm">
            <text:p/>
          </draw:line>
          <draw:line draw:style-name="gr13" draw:text-style-name="P5" draw:layer="layout" svg:x1="1.818cm" svg:y1="12.001cm" svg:x2="2.685cm" svg:y2="12.001cm">
            <text:p/>
          </draw:line>
          <draw:line draw:style-name="gr13" draw:text-style-name="P5" draw:layer="layout" svg:x1="1.818cm" svg:y1="12.103cm" svg:x2="2.685cm" svg:y2="12.103cm">
            <text:p/>
          </draw:line>
          <draw:line draw:style-name="gr13" draw:text-style-name="P5" draw:layer="layout" svg:x1="1.818cm" svg:y1="12.203cm" svg:x2="2.685cm" svg:y2="12.203cm">
            <text:p/>
          </draw:line>
          <draw:line draw:style-name="gr13" draw:text-style-name="P5" draw:layer="layout" svg:x1="1.818cm" svg:y1="12.303cm" svg:x2="2.685cm" svg:y2="12.303cm">
            <text:p/>
          </draw:line>
          <draw:line draw:style-name="gr13" draw:text-style-name="P5" draw:layer="layout" svg:x1="1.818cm" svg:y1="12.403cm" svg:x2="2.685cm" svg:y2="12.403cm">
            <text:p/>
          </draw:line>
          <draw:line draw:style-name="gr13" draw:text-style-name="P5" draw:layer="layout" svg:x1="1.818cm" svg:y1="12.501cm" svg:x2="2.685cm" svg:y2="12.501cm">
            <text:p/>
          </draw:line>
          <draw:line draw:style-name="gr13" draw:text-style-name="P5" draw:layer="layout" svg:x1="1.818cm" svg:y1="12.601cm" svg:x2="2.685cm" svg:y2="12.601cm">
            <text:p/>
          </draw:line>
          <draw:line draw:style-name="gr13" draw:text-style-name="P5" draw:layer="layout" svg:x1="1.818cm" svg:y1="12.701cm" svg:x2="2.685cm" svg:y2="12.701cm">
            <text:p/>
          </draw:line>
          <draw:line draw:style-name="gr13" draw:text-style-name="P5" draw:layer="layout" svg:x1="1.818cm" svg:y1="12.801cm" svg:x2="2.685cm" svg:y2="12.801cm">
            <text:p/>
          </draw:line>
        </draw:g>
        <draw:g>
          <draw:custom-shape draw:style-name="gr21" draw:text-style-name="P17" draw:layer="layout" svg:width="1.3cm" svg:height="1.58cm" svg:x="5.7cm" svg:y="3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6" draw:text-style-name="P26" draw:layer="layout" svg:x1="5.917cm" svg:y1="3.996cm" svg:x2="6.784cm" svg:y2="3.996cm">
            <text:p/>
          </draw:line>
          <draw:line draw:style-name="gr36" draw:text-style-name="P26" draw:layer="layout" svg:x1="5.917cm" svg:y1="4.095cm" svg:x2="6.784cm" svg:y2="4.095cm">
            <text:p/>
          </draw:line>
          <draw:line draw:style-name="gr36" draw:text-style-name="P26" draw:layer="layout" svg:x1="5.917cm" svg:y1="4.194cm" svg:x2="6.784cm" svg:y2="4.194cm">
            <text:p/>
          </draw:line>
          <draw:line draw:style-name="gr36" draw:text-style-name="P26" draw:layer="layout" svg:x1="5.917cm" svg:y1="4.293cm" svg:x2="6.784cm" svg:y2="4.293cm">
            <text:p/>
          </draw:line>
        </draw:g>
        <draw:custom-shape draw:style-name="gr24" draw:text-style-name="P19" draw:layer="layout" svg:width="0.8cm" svg:height="0.5cm" svg:x="6.349cm" svg:y="4.9cm">
          <text:p text:style-name="P2"><text:span text:style-name="T7">FA</text:span>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5.834cm" svg:y1="3.4cm" svg:x2="6.766cm" svg:y2="3.4cm">
          <text:p/>
        </draw:line>
        <draw:custom-shape draw:style-name="gr25" draw:text-style-name="P20" draw:layer="layout" svg:width="0.7cm" svg:height="0.2cm" svg:x="5.953cm" svg:y="3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8cm" svg:height="0.5cm" svg:x="2.3cm" svg:y="12.65cm">
          <text:p text:style-name="P2"><text:span text:style-name="T7">FA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0.8cm" svg:height="0.5cm" svg:x="7.5cm" svg:y="14.7cm">
          <text:p text:style-name="P2"><text:span text:style-name="T7">F</text:span><text:span text:style-name="T7">A</text:span></text:p>
          <draw:enhanced-geometry svg:viewBox="0 0 21600 21600" draw:type="rectangle" draw:enhanced-path="M 0 0 L 21600 0 21600 21600 0 21600 0 0 Z N"/>
        </draw:custom-shape>
        <draw:g>
          <draw:custom-shape draw:style-name="gr21" draw:text-style-name="P17" draw:layer="layout" svg:width="1.3cm" svg:height="1.58cm" svg:x="18.25cm" svg:y="13.7cm">
            <text:p text:style-name="P9"><text:span text:style-name="T5"/></text:p>
            <text:p text:style-name="P9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37" draw:text-style-name="P26" draw:layer="layout" svg:x1="18.467cm" svg:y1="13.996cm" svg:x2="19.334cm" svg:y2="13.996cm">
            <text:p/>
          </draw:line>
          <draw:line draw:style-name="gr37" draw:text-style-name="P26" draw:layer="layout" svg:x1="18.467cm" svg:y1="14.095cm" svg:x2="19.334cm" svg:y2="14.095cm">
            <text:p/>
          </draw:line>
          <draw:line draw:style-name="gr37" draw:text-style-name="P26" draw:layer="layout" svg:x1="18.467cm" svg:y1="14.194cm" svg:x2="19.334cm" svg:y2="14.194cm">
            <text:p/>
          </draw:line>
          <draw:line draw:style-name="gr37" draw:text-style-name="P26" draw:layer="layout" svg:x1="18.467cm" svg:y1="14.293cm" svg:x2="19.334cm" svg:y2="14.293cm">
            <text:p/>
          </draw:line>
          <draw:line draw:style-name="gr37" draw:text-style-name="P26" draw:layer="layout" svg:x1="18.468cm" svg:y1="14.395cm" svg:x2="19.335cm" svg:y2="14.395cm">
            <text:p/>
          </draw:line>
          <draw:line draw:style-name="gr37" draw:text-style-name="P26" draw:layer="layout" svg:x1="18.468cm" svg:y1="14.494cm" svg:x2="19.335cm" svg:y2="14.494cm">
            <text:p/>
          </draw:line>
          <draw:line draw:style-name="gr37" draw:text-style-name="P26" draw:layer="layout" svg:x1="18.468cm" svg:y1="14.593cm" svg:x2="19.335cm" svg:y2="14.593cm">
            <text:p/>
          </draw:line>
          <draw:line draw:style-name="gr37" draw:text-style-name="P26" draw:layer="layout" svg:x1="18.469cm" svg:y1="14.695cm" svg:x2="19.336cm" svg:y2="14.695cm">
            <text:p/>
          </draw:line>
          <draw:line draw:style-name="gr37" draw:text-style-name="P26" draw:layer="layout" svg:x1="18.469cm" svg:y1="14.794cm" svg:x2="19.336cm" svg:y2="14.794cm">
            <text:p/>
          </draw:line>
          <draw:line draw:style-name="gr37" draw:text-style-name="P26" draw:layer="layout" svg:x1="18.47cm" svg:y1="14.896cm" svg:x2="19.337cm" svg:y2="14.896cm">
            <text:p/>
          </draw:line>
          <draw:line draw:style-name="gr37" draw:text-style-name="P26" draw:layer="layout" svg:x1="18.47cm" svg:y1="14.995cm" svg:x2="19.337cm" svg:y2="14.995cm">
            <text:p/>
          </draw:line>
        </draw:g>
        <draw:line draw:style-name="gr23" draw:text-style-name="P5" draw:layer="layout" svg:x1="18.384cm" svg:y1="13.4cm" svg:x2="19.316cm" svg:y2="13.4cm">
          <text:p/>
        </draw:line>
        <draw:custom-shape draw:style-name="gr25" draw:text-style-name="P20" xml:id="id12" draw:id="id12" draw:layer="layout" svg:width="0.7cm" svg:height="0.2cm" svg:x="18.503cm" svg:y="1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1.1cm" svg:height="0.5cm" svg:x="18.698cm" svg:y="14.9cm">
          <text:p text:style-name="P2"><text:span text:style-name="T7">HM</text:span><text:span text:style-name="T7">M</text:span></text:p>
          <draw:enhanced-geometry svg:viewBox="0 0 21600 21600" draw:type="rectangle" draw:enhanced-path="M 0 0 L 21600 0 21600 21600 0 21600 0 0 Z N"/>
        </draw:custom-shape>
        <draw:connector draw:style-name="gr39" draw:text-style-name="P5" draw:layer="layout" svg:x1="18.848cm" svg:y1="11.521cm" svg:x2="18.853cm" svg:y2="13.3cm" draw:start-shape="id11" draw:start-glue-point="2" draw:end-shape="id12" draw:end-glue-point="0" svg:d="M18848 11521v903h5v876" svg:viewBox="0 0 6 1780">
          <text:p/>
        </draw:connector>
        <draw:line draw:style-name="gr23" draw:text-style-name="P5" draw:layer="layout" svg:x1="6.423cm" svg:y1="8.226cm" svg:x2="6.4cm" svg:y2="5.6cm">
          <text:p/>
        </draw:line>
        <draw:connector draw:style-name="gr39" draw:text-style-name="P5" draw:layer="layout" svg:x1="15.1cm" svg:y1="10.9cm" svg:x2="17.398cm" svg:y2="10.895cm" draw:start-shape="id8" draw:start-glue-point="7" draw:end-shape="id11" draw:end-glue-point="3" svg:d="M15100 10900h1150v-5h1148" svg:viewBox="0 0 2299 6">
          <text:p/>
        </draw:connector>
        <presentation:notes draw:style-name="dp1">
          <draw:page-thumbnail draw:style-name="gr26" draw:layer="layout" svg:width="19.798cm" svg:height="11.136cm" svg:x="0.6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40" draw:text-style-name="P14" xml:id="id18" draw:id="id18" draw:layer="layout" svg:width="5cm" svg:height="6.6cm" svg:x="2.02cm" svg:y="3.973cm">
          <text:p/>
          <draw:enhanced-geometry svg:viewBox="0 0 21600 21600" draw:type="rectangle" draw:enhanced-path="M 0 0 L 21600 0 21600 21600 0 21600 0 0 Z N"/>
        </draw:custom-shape>
        <draw:g>
          <draw:frame draw:style-name="gr41" draw:text-style-name="P27" xml:id="id13" draw:id="id13" draw:layer="layout" svg:width="4.6cm" svg:height="0.806cm" svg:x="2.22cm" svg:y="5.373cm">
            <draw:text-box>
              <text:p text:style-name="P2"><text:span text:style-name="T10">u</text:span><text:span text:style-name="T10">s</text:span><text:span text:style-name="T10">e</text:span><text:span text:style-name="T10">a</text:span><text:span text:style-name="T10">r</text:span><text:span text:style-name="T10">c</text:span><text:span text:style-name="T10">h</text:span></text:p>
            </draw:text-box>
          </draw:frame>
          <draw:frame draw:style-name="gr41" draw:text-style-name="P27" xml:id="id14" draw:id="id14" draw:layer="layout" svg:width="4.6cm" svg:height="0.806cm" svg:x="2.22cm" svg:y="7.374cm">
            <draw:text-box>
              <text:p text:style-name="P2"><text:span text:style-name="T10">m</text:span><text:span text:style-name="T10">u</text:span><text:span text:style-name="T10">s</text:span><text:span text:style-name="T10">c</text:span><text:span text:style-name="T10">l</text:span><text:span text:style-name="T10">e</text:span></text:p>
            </draw:text-box>
          </draw:frame>
          <draw:frame draw:style-name="gr41" draw:text-style-name="P27" xml:id="id15" draw:id="id15" draw:layer="layout" svg:width="4.6cm" svg:height="0.806cm" svg:x="2.22cm" svg:y="9.375cm">
            <draw:text-box>
              <text:p text:style-name="P2"><text:span text:style-name="T10">h</text:span><text:span text:style-name="T10">m</text:span><text:span text:style-name="T10">m</text:span><text:span text:style-name="T10">b</text:span><text:span text:style-name="T10">u</text:span><text:span text:style-name="T10">i</text:span><text:span text:style-name="T10">l</text:span><text:span text:style-name="T10">d</text:span></text:p>
            </draw:text-box>
          </draw:frame>
          <draw:connector draw:style-name="gr42" draw:text-style-name="P5" draw:layer="layout" draw:type="line" svg:x1="4.52cm" svg:y1="6.179cm" svg:x2="4.52cm" svg:y2="7.374cm" draw:start-shape="id13" draw:start-glue-point="2" draw:end-shape="id14" draw:end-glue-point="0" svg:d="M4520 6179v1195" svg:viewBox="0 0 1 1196">
            <text:p/>
          </draw:connector>
          <draw:connector draw:style-name="gr42" draw:text-style-name="P5" draw:layer="layout" draw:type="line" svg:x1="4.52cm" svg:y1="8.18cm" svg:x2="4.52cm" svg:y2="9.375cm" draw:start-shape="id14" draw:start-glue-point="2" draw:end-shape="id15" draw:end-glue-point="0" svg:d="M4520 8180v1195" svg:viewBox="0 0 1 1196">
            <text:p/>
          </draw:connector>
          <draw:frame draw:style-name="gr7" draw:text-style-name="P29" draw:layer="layout" svg:width="1.917cm" svg:height="0.607cm" svg:x="4.424cm" svg:y="6.374cm">
            <draw:text-box>
              <text:p text:style-name="P28"><text:span text:style-name="T4">X</text:span><text:span text:style-name="T4">_</text:span><text:span text:style-name="T4">n</text:span><text:span text:style-name="T4">r</text:span><text:span text:style-name="T4">.</text:span><text:span text:style-name="T4">f</text:span><text:span text:style-name="T4">a</text:span></text:p>
            </draw:text-box>
          </draw:frame>
          <draw:frame draw:style-name="gr7" draw:text-style-name="P29" draw:layer="layout" svg:width="1.917cm" svg:height="0.607cm" svg:x="4.424cm" svg:y="8.375cm">
            <draw:text-box>
              <text:p text:style-name="P28"><text:span text:style-name="T4">X</text:span><text:span text:style-name="T4">_</text:span><text:span text:style-name="T4">n</text:span><text:span text:style-name="T4">r</text:span><text:span text:style-name="T4">.</text:span><text:span text:style-name="T4">c</text:span><text:span text:style-name="T4">l</text:span><text:span text:style-name="T4">w</text:span></text:p>
            </draw:text-box>
          </draw:frame>
        </draw:g>
        <draw:frame draw:style-name="gr43" draw:text-style-name="P30" xml:id="id17" draw:id="id17" draw:layer="layout" svg:width="5cm" svg:height="2.262cm" svg:x="2.02cm" svg:y="3.973cm">
          <draw:text-box>
            <text:p text:style-name="P2"><text:span text:style-name="T11">H</text:span><text:span text:style-name="T11">m</text:span><text:span text:style-name="T11">m</text:span><text:span text:style-name="T11">B</text:span><text:span text:style-name="T11">u</text:span><text:span text:style-name="T11">i</text:span><text:span text:style-name="T11">l</text:span><text:span text:style-name="T11">d</text:span><text:span text:style-name="T11">e</text:span><text:span text:style-name="T11">r</text:span></text:p>
          </draw:text-box>
        </draw:frame>
        <draw:line draw:style-name="gr44" draw:text-style-name="P5" draw:layer="layout" svg:x1="2.019cm" svg:y1="4.935cm" svg:x2="7.019cm" svg:y2="4.935cm">
          <text:p/>
        </draw:line>
        <draw:frame draw:style-name="gr45" draw:text-style-name="P31" xml:id="id16" draw:id="id16" draw:layer="layout" svg:width="2.6cm" svg:height="1.555cm" svg:x="3.22cm" svg:y="1.873cm">
          <draw:text-box>
            <text:p text:style-name="P2"><text:span text:style-name="T12">X</text:span><text:span text:style-name="T12">.</text:span><text:span text:style-name="T12">f</text:span><text:span text:style-name="T12">a</text:span></text:p>
          </draw:text-box>
        </draw:frame>
        <draw:connector draw:style-name="gr46" draw:text-style-name="P5" draw:layer="layout" draw:type="line" svg:x1="4.52cm" svg:y1="3.428cm" svg:x2="4.52cm" svg:y2="3.973cm" draw:start-shape="id16" draw:start-glue-point="2" draw:end-shape="id17" draw:end-glue-point="0" svg:d="M4520 3428v545" svg:viewBox="0 0 1 546">
          <text:p/>
        </draw:connector>
        <draw:frame draw:style-name="gr47" draw:text-style-name="P31" xml:id="id19" draw:id="id19" draw:layer="layout" svg:width="2.6cm" svg:height="2.969cm" svg:x="3.22cm" svg:y="12.273cm">
          <draw:text-box>
            <text:p text:style-name="P2"><text:span text:style-name="T12">X.hmm</text:span></text:p>
          </draw:text-box>
        </draw:frame>
        <draw:connector draw:style-name="gr48" draw:text-style-name="P5" draw:layer="layout" draw:type="line" svg:x1="4.52cm" svg:y1="10.573cm" svg:x2="4.52cm" svg:y2="12.273cm" draw:start-shape="id18" draw:start-glue-point="2" draw:end-shape="id19" draw:end-glue-point="0" svg:d="M4520 10573v1700" svg:viewBox="0 0 1 1701">
          <text:p/>
        </draw:connector>
        <draw:custom-shape draw:style-name="gr40" draw:text-style-name="P14" xml:id="id23" draw:id="id23" draw:layer="layout" svg:width="5cm" svg:height="6.6cm" svg:x="12.02cm" svg:y="3.973cm">
          <text:p/>
          <draw:enhanced-geometry svg:viewBox="0 0 21600 21600" draw:type="rectangle" draw:enhanced-path="M 0 0 L 21600 0 21600 21600 0 21600 0 0 Z N"/>
        </draw:custom-shape>
        <draw:frame draw:style-name="gr41" draw:text-style-name="P27" xml:id="id20" draw:id="id20" draw:layer="layout" svg:width="4.6cm" svg:height="0.806cm" svg:x="12.22cm" svg:y="5.373cm">
          <draw:text-box>
            <text:p text:style-name="P2"><text:span text:style-name="T10">h</text:span><text:span text:style-name="T10">m</text:span><text:span text:style-name="T10">m</text:span><text:span text:style-name="T10">s</text:span><text:span text:style-name="T10">e</text:span><text:span text:style-name="T10">a</text:span><text:span text:style-name="T10">r</text:span><text:span text:style-name="T10">c</text:span><text:span text:style-name="T10">h</text:span></text:p>
          </draw:text-box>
        </draw:frame>
        <draw:frame draw:style-name="gr41" draw:text-style-name="P27" xml:id="id21" draw:id="id21" draw:layer="layout" svg:width="4.6cm" svg:height="0.806cm" svg:x="12.22cm" svg:y="7.375cm">
          <draw:text-box>
            <text:p text:style-name="P2"><text:span text:style-name="T10">m</text:span><text:span text:style-name="T10">e</text:span><text:span text:style-name="T10">r</text:span><text:span text:style-name="T10">g</text:span><text:span text:style-name="T10">e</text:span></text:p>
          </draw:text-box>
        </draw:frame>
        <draw:frame draw:style-name="gr41" draw:text-style-name="P27" xml:id="id22" draw:id="id22" draw:layer="layout" svg:width="4.6cm" svg:height="0.806cm" svg:x="12.22cm" svg:y="9.375cm">
          <draw:text-box>
            <text:p text:style-name="P2"><text:span text:style-name="T10">u</text:span><text:span text:style-name="T10">s</text:span><text:span text:style-name="T10">e</text:span><text:span text:style-name="T10">a</text:span><text:span text:style-name="T10">r</text:span><text:span text:style-name="T10">c</text:span><text:span text:style-name="T10">h</text:span></text:p>
          </draw:text-box>
        </draw:frame>
        <draw:connector draw:style-name="gr42" draw:text-style-name="P5" draw:layer="layout" draw:type="line" svg:x1="14.52cm" svg:y1="6.179cm" svg:x2="14.52cm" svg:y2="7.375cm" draw:start-shape="id20" draw:start-glue-point="2" draw:end-shape="id21" draw:end-glue-point="0" svg:d="M14520 6179v1196" svg:viewBox="0 0 1 1197">
          <text:p/>
        </draw:connector>
        <draw:connector draw:style-name="gr42" draw:text-style-name="P5" draw:layer="layout" draw:type="line" svg:x1="14.52cm" svg:y1="8.181cm" svg:x2="14.52cm" svg:y2="9.375cm" draw:start-shape="id21" draw:start-glue-point="2" draw:end-shape="id22" draw:end-glue-point="0" svg:d="M14520 8181v1194" svg:viewBox="0 0 1 1195">
          <text:p/>
        </draw:connector>
        <draw:frame draw:style-name="gr49" draw:text-style-name="P29" draw:layer="layout" svg:width="2.196cm" svg:height="0.699cm" svg:x="14.424cm" svg:y="6.374cm">
          <draw:text-box>
            <text:p text:style-name="P28"><text:span text:style-name="T4">X</text:span><text:span text:style-name="T4">_</text:span><text:span text:style-name="T4">n</text:span><text:span text:style-name="T4">e</text:span><text:span text:style-name="T4">w.</text:span><text:span text:style-name="T4">fa</text:span></text:p>
          </draw:text-box>
        </draw:frame>
        <draw:frame draw:style-name="gr7" draw:text-style-name="P29" draw:layer="layout" svg:width="2.396cm" svg:height="0.607cm" svg:x="14.424cm" svg:y="8.375cm">
          <draw:text-box>
            <text:p text:style-name="P28"><text:span text:style-name="T4">X</text:span><text:span text:style-name="T4">_</text:span><text:span text:style-name="T4">m</text:span><text:span text:style-name="T4">er</text:span><text:span text:style-name="T4">g</text:span><text:span text:style-name="T4">e</text:span><text:span text:style-name="T4">d.f</text:span><text:span text:style-name="T4">a</text:span></text:p>
          </draw:text-box>
        </draw:frame>
        <draw:frame draw:style-name="gr43" draw:text-style-name="P30" draw:layer="layout" svg:width="5cm" svg:height="2.262cm" svg:x="12.02cm" svg:y="3.973cm">
          <draw:text-box>
            <text:p text:style-name="P2"><text:span text:style-name="T11">E</text:span><text:span text:style-name="T11">n</text:span><text:span text:style-name="T11">r</text:span><text:span text:style-name="T11">i</text:span><text:span text:style-name="T11">c</text:span><text:span text:style-name="T11">h</text:span><text:span text:style-name="T11">m</text:span><text:span text:style-name="T11">e</text:span><text:span text:style-name="T11">n</text:span><text:span text:style-name="T11">t</text:span></text:p>
          </draw:text-box>
        </draw:frame>
        <draw:line draw:style-name="gr44" draw:text-style-name="P5" draw:layer="layout" svg:x1="12.019cm" svg:y1="4.935cm" svg:x2="17.019cm" svg:y2="4.935cm">
          <text:p/>
        </draw:line>
        <draw:frame draw:style-name="gr47" draw:text-style-name="P31" draw:layer="layout" svg:width="2.6cm" svg:height="2.969cm" svg:x="11.02cm" svg:y="1.873cm">
          <draw:text-box>
            <text:p text:style-name="P2"><text:span text:style-name="T12">X</text:span><text:span text:style-name="T12">.</text:span><text:span text:style-name="T12">h</text:span><text:span text:style-name="T12">m</text:span><text:span text:style-name="T12">m</text:span></text:p>
          </draw:text-box>
        </draw:frame>
        <draw:frame draw:style-name="gr43" draw:text-style-name="P31" xml:id="id24" draw:id="id24" draw:layer="layout" svg:width="5.8cm" svg:height="2.262cm" svg:x="11.62cm" svg:y="12.273cm">
          <draw:text-box>
            <text:p text:style-name="P2"><text:span text:style-name="T12">X</text:span><text:span text:style-name="T12">_</text:span><text:span text:style-name="T12">e</text:span><text:span text:style-name="T12">n</text:span><text:span text:style-name="T12">ri</text:span><text:span text:style-name="T12">c</text:span><text:span text:style-name="T12">h</text:span><text:span text:style-name="T12">e</text:span><text:span text:style-name="T12">d</text:span><text:span text:style-name="T12">_</text:span><text:span text:style-name="T12">n</text:span><text:span text:style-name="T12">r</text:span><text:span text:style-name="T12">.</text:span><text:span text:style-name="T12">f</text:span><text:span text:style-name="T12">a</text:span></text:p>
          </draw:text-box>
        </draw:frame>
        <draw:connector draw:style-name="gr48" draw:text-style-name="P5" draw:layer="layout" draw:type="line" svg:x1="14.52cm" svg:y1="10.573cm" svg:x2="14.52cm" svg:y2="12.273cm" draw:start-shape="id23" draw:start-glue-point="2" draw:end-shape="id24" draw:end-glue-point="0" svg:d="M14520 10573v1700" svg:viewBox="0 0 1 1701">
          <text:p/>
        </draw:connector>
        <draw:frame draw:style-name="gr43" draw:text-style-name="P31" draw:layer="layout" svg:width="4.4cm" svg:height="2.262cm" svg:x="14.52cm" svg:y="1.873cm">
          <draw:text-box>
            <text:p text:style-name="P2"><text:span text:style-name="T12">pr</text:span><text:span text:style-name="T12">ot</text:span><text:span text:style-name="T12">eo</text:span><text:span text:style-name="T12">m</text:span><text:span text:style-name="T12">e.f</text:span><text:span text:style-name="T12">a</text:span></text:p>
          </draw:text-box>
        </draw:frame>
        <presentation:notes draw:style-name="dp2">
          <draw:page-thumbnail draw:style-name="gr26" draw:layer="layout" svg:width="19.798cm" svg:height="11.136cm" svg:x="0.6cm" svg:y="2.257cm" draw:page-number="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633cm" fo:margin-bottom="0cm" fo:text-indent="0cm"/>
      <style:text-properties fo:font-size="44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16cm" fo:margin-bottom="0cm" fo:text-indent="0cm"/>
      <style:text-properties fo:font-size="31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6.665cm" svg:height="7.575cm" svg:x="2.167cm" svg:y="2.485cm"/>
      <draw:page-thumbnail draw:layer="backgroundobjects" svg:width="6.665cm" svg:height="7.575cm" svg:x="2.167cm" svg:y="11.061cm"/>
      <draw:page-thumbnail draw:layer="backgroundobjects" svg:width="6.665cm" svg:height="7.575cm" svg:x="2.167cm" svg:y="19.637cm"/>
      <draw:page-thumbnail draw:layer="backgroundobjects" svg:width="6.665cm" svg:height="7.575cm" svg:x="12.167cm" svg:y="2.485cm"/>
      <draw:page-thumbnail draw:layer="backgroundobjects" svg:width="6.665cm" svg:height="7.575cm" svg:x="12.167cm" svg:y="11.061cm"/>
      <draw:page-thumbnail draw:layer="backgroundobjects" svg:width="6.665cm" svg:height="7.575cm" svg:x="12.167cm" svg:y="19.637cm"/>
    </style:handout-master>
    <style:master-page style:name="Standard" style:page-layout-name="PM1" draw:style-name="Mdp1">
      <draw:frame presentation:style-name="Standard-title" draw:layer="backgroundobjects" svg:width="19.799cm" svg:height="4.174cm" svg:x="1.1cm" svg:y="0.996cm" presentation:class="title" presentation:placeholder="true">
        <draw:text-box/>
      </draw:frame>
      <draw:frame presentation:style-name="Standard-outline1" draw:layer="backgroundobjects" svg:width="19.799cm" svg:height="14.498cm" svg:x="1.1cm" svg:y="5.849cm" presentation:class="outline" presentation:placeholder="true">
        <draw:text-box/>
      </draw:frame>
      <draw:frame presentation:style-name="Mpr1" draw:text-style-name="MP2" draw:layer="backgroundobjects" svg:width="5.125cm" svg:height="1.722cm" svg:x="1.1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973cm" svg:height="1.722cm" svg:x="7.524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125cm" svg:height="1.722cm" svg:x="15.774cm" svg:y="22.774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7:03:22.876425070</meta:creation-date>
    <dc:date>2021-03-01T19:22:12.806655448</dc:date>
    <meta:editing-duration>PT3H46M48S</meta:editing-duration>
    <meta:editing-cycles>11</meta:editing-cycles>
    <meta:generator>LibreOffice/6.4.6.2$Linux_X86_64 LibreOffice_project/40$Build-2</meta:generator>
    <meta:document-statistic meta:object-count="219"/>
  </office:meta>
</office:document-meta>
</file>